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Heading_20_1">
      <style:text-properties fo:color="#000000"/>
    </style:style>
    <style:style style:name="P3" style:family="paragraph" style:parent-style-name="Text_20_body">
      <style:paragraph-properties fo:line-height="125%"/>
      <style:text-properties fo:color="#000000"/>
    </style:style>
    <style:style style:name="P4" style:family="paragraph" style:parent-style-name="Text_20_body">
      <style:paragraph-properties fo:margin-top="0cm" fo:margin-bottom="0.212cm" fo:line-height="125%"/>
      <style:text-properties fo:color="#000000"/>
    </style:style>
    <style:style style:name="P5" style:family="paragraph" style:parent-style-name="Text_20_body">
      <style:paragraph-properties fo:margin-top="0cm" fo:margin-bottom="0cm" fo:line-height="125%"/>
    </style:style>
    <style:style style:name="P6" style:family="paragraph" style:parent-style-name="Text_20_body">
      <style:paragraph-properties fo:margin-top="0cm" fo:margin-bottom="0cm" fo:line-height="125%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b8c5c9"/>
    </style:style>
    <style:style style:name="T3" style:family="text">
      <style:text-properties fo:color="#629fff" style:text-underline-style="solid" style:text-underline-width="auto" style:text-underline-color="font-color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bookmark text:name="post-title-t3_1kbc7ge"/>Introduccion SQE --sátira--</text:h>
      <text:section text:style-name="Sect1" text:name="t3_1kbc7ge-post-rtjson-content">
        <text:p text:style-name="P4">Tras doce ciclos de diálogo con la inteligencia artificial, aún persiste el debate sobre qué grado de simetría e igualdades debe concederse al eje primordial en la ecuación sagrada. En la fórmula |&gt;○=□ —cuyo arquetipo numérico algunos traducen al memeverso como *8=D*—, las opciones se reducen ahora a un espectro binario, ternario o, en última instancia, a varias efímeras líneas que cruzan el éter digital..., mi consejo seria unas 2 o 3 igualdades ante la pretension de generar interes sin caer en el alarde 8===D.</text:p>
        <text:p text:style-name="P5"><text:span text:style-name="T4">Le dedicare algunos ciclos mas pero ante el redundante debate —esa rueda de hamster filosófico—, una pregunta surgió en mi mente (</text:span><text:a xlink:type="simple" xlink:href="https://www.reddit.com/r/QueeslaVida/comments/1k6sd7j/sincronía_cuántica_y_coherencia_relacional_hacia/" office:target-frame-name="_blank" xlink:show="new" text:style-name="Internet_20_link" text:visited-style-name="Visited_20_Internet_20_Link"><text:span text:style-name="T5">la misma que ahora arde en Reddit</text:span></text:a><text:span text:style-name="T4">). Y entonces, como un Newton cualquiera bajo su manzano digital, me dije: ¿Y si construyo mi propia teoría unificada? ¿Si ensamblo el universo, ladrillo a ladrillo, desde el cero absoluto?</text:span></text:p>
        <text:p text:style-name="P3">Y a ello me puse.</text:p>
        <text:p text:style-name="P3">ADVERTENCIA: Este ejercicio es pura especulación lúdico-festiva, un delirio nacido del placer de imaginar. Que nadie —bajo ningún concepto— use esto para salvar un examen, impresionar a su crush en una cita o, peor aún, justificar una teoría conspiranoica.</text:p>
        <text:p text:style-name="P3">Si buscas física rigurosa, hay canales donde te dirán, con voz de sabio cansado: 'Las constantes universales son así porque sí, niño. Ahora cierra Reddit y vuelve a tus problemas de dinámica de fluidos'.</text:p>
        <text:p text:style-name="P3">Mi intento, en cambio, está condenado al fracaso glorioso. No es una teoría, sino un castillo de naipes cósmico —construido sobre ¿y si...?, sostenido por por qué no y derrumbado con un ajá, ya lo decía yo.</text:p>
        <text:p text:style-name="P3">Objetivo: Divertirse (y quizá, de paso, reírse del universo).</text:p>
        <text:p text:style-name="P3">Responsabilidad: Cero.</text:p>
        <text:p text:style-name="P3">¿Listos para el viaje?</text:p>
        <text:p text:style-name="P3">*(Nota para los imbeciles: Esto no es ciencia, es poesía mala disfrazada de ecuaciones. Procedan bajo su propio riesgo).</text:p>
        <text:p text:style-name="P3">Paso 1: El Universo arranca con un solo ingrediente —fotones en estado puro—. ¿El truco magufo para esquivar la relatividad y la cuántica? La autoobservación cuántica (sí, como cuando te miras al espejo y dudas de tu existencia, pero con matemáticas).</text:p>
        <text:p text:style-name="P3">Lo dejo 'enlazado' en el Paso 1 y tan contento. Como decía mi madre: '¿Pa’ qué dejar pal’ mañana el lío que puedes armar hoy?'.</text:p>
        <text:p text:style-name="P3">¡TAN DIFÍCIL ERA, SEÑORES FÍSICOS?</text:p>
        <text:p text:style-name="P3">Aquí tenéis la Teoría del Fotón Solipsista™, resuelta en un meme mientras vosotros perdíais el tiempo con "tensor de energía-momento" y "problema de la medida".</text:p>
        <text:p text:style-name="P3">Pasos lógicos de mi genialidad:</text:p>
        <text:p text:style-name="P3"><text:soft-page-break/>Universo primigenio: Solo fotones. ¿Espacio-tiempo? No, gracias, eso es para gente que paga impuestos.</text:p>
        <text:p text:style-name="P3">Autoobservación cuántica: Los fotones se miran, se reconocen y —¡puf!— se inventan la realidad. ¿Colapso de la función de onda? No, tururú cósmico.</text:p>
        <text:p text:style-name="P3">Relatividad y cuántica unificadas: "Es que si no hay nada más, no hay conflicto" (guiño a la cámara).</text:p>
        <text:p text:style-name="P3">Ventajas de mi modelo:</text:p>
        <text:p text:style-name="P3">Elegante: Cero dimensiones extra, cero cuerdas, solo ego fotónico.</text:p>
        <text:p text:style-name="P3">Barato: No requiere aceleradores de partículas, solo un espejo y mala leche.</text:p>
        <text:p text:style-name="P3">Irrefutable: Como nadie estaba allí para verlo, todo cuadra.</text:p>
        <text:p text:style-name="P3">Crítica a la física tradicional:</text:p>
        <text:p text:style-name="P3">Vosotros: "Oh, las constantes universales son fine-tuned, qué misterio".</text:p>
        <text:p text:style-name="P3">Yo: "Los fotones se aburrían si no era así".</text:p>
        <text:p text:style-name="P6">Conclusión: La física lleva 300 años complicando lo obvio. Gracias, fotones autorreferentes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5$Win32 OpenOffice.org_project/4115m2$Build-9813</meta:generator>
    <dc:date>2025-05-02T22:34:24.95</dc:date>
    <meta:document-statistic meta:table-count="0" meta:image-count="0" meta:object-count="0" meta:page-count="2" meta:paragraph-count="27" meta:word-count="521" meta:character-count="3220"/>
    <dc:creator>Lefuan </dc:creator>
    <meta:user-defined meta:name="Info 1"/>
    <meta:user-defined meta:name="Info 2"/>
    <meta:user-defined meta:name="Info 3"/>
    <meta:user-defined meta:name="Info 4"/>
  </office:meta>
</office:document-meta>
</file>